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82in"/>
    </style:style>
    <style:style style:name="co2" style:family="table-column">
      <style:table-column-properties fo:break-before="auto" style:column-width="1.9437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1.5654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1898in"/>
    </style:style>
    <style:style style:name="co10" style:family="table-column">
      <style:table-column-properties fo:break-before="auto" style:column-width="1.4043in"/>
    </style:style>
    <style:style style:name="co11" style:family="table-column">
      <style:table-column-properties fo:break-before="auto" style:column-width="1.1256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1791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1.222in"/>
    </style:style>
    <style:style style:name="co16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6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45" table:default-cell-style-name="Default"/>
        <table:table-row table:style-name="ro1">
          <table:table-cell office:value-type="string" calcext:value-type="string">
            <text:p>bleach cleanser</text:p>
          </table:table-cell>
          <table:table-cell table:style-name="ce1" office:value-type="float" office:value="0.0339999198913574" calcext:value-type="float">
            <text:p>0.0339999</text:p>
          </table:table-cell>
          <table:table-cell table:style-name="ce1" office:value-type="float" office:value="0.0339910984039307" calcext:value-type="float">
            <text:p>0.0339911</text:p>
          </table:table-cell>
          <table:table-cell table:style-name="ce1" office:value-type="float" office:value="0.0339961051940918" calcext:value-type="float">
            <text:p>0.0339961</text:p>
          </table:table-cell>
          <table:table-cell table:style-name="ce1" office:value-type="float" office:value="0.0549910068511963" calcext:value-type="float">
            <text:p>0.0549910</text:p>
          </table:table-cell>
          <table:table-cell table:style-name="ce1" office:value-type="float" office:value="0.0340089797973633" calcext:value-type="float">
            <text:p>0.0340090</text:p>
          </table:table-cell>
          <table:table-cell table:style-name="ce1" office:value-type="float" office:value="0.0550038814544678" calcext:value-type="float">
            <text:p>0.0550039</text:p>
          </table:table-cell>
          <table:table-cell table:style-name="ce1" office:value-type="float" office:value="0.0400011539459229" calcext:value-type="float">
            <text:p>0.0400012</text:p>
          </table:table-cell>
          <table:table-cell table:style-name="ce1" office:value-type="float" office:value="0.0340020656585693" calcext:value-type="float">
            <text:p>0.0340021</text:p>
          </table:table-cell>
          <table:table-cell table:style-name="ce1" office:value-type="float" office:value="0.033994197845459" calcext:value-type="float">
            <text:p>0.0339942</text:p>
          </table:table-cell>
          <table:table-cell table:style-name="ce1" office:value-type="float" office:value="0.0338988304138184" calcext:value-type="float">
            <text:p>0.0338988</text:p>
          </table:table-cell>
          <table:table-cell table:style-name="ce1" office:value-type="float" office:value="0.0339810848236084" calcext:value-type="float">
            <text:p>0.0339811</text:p>
          </table:table-cell>
          <table:table-cell table:style-name="ce1" office:value-type="float" office:value="0.0340008735656738" calcext:value-type="float">
            <text:p>0.0340009</text:p>
          </table:table-cell>
          <table:table-cell table:style-name="ce1" office:value-type="float" office:value="0.0339729785919189" calcext:value-type="float">
            <text:p>0.0339730</text:p>
          </table:table-cell>
          <table:table-cell table:style-name="ce1" office:value-type="float" office:value="0.0339770317077637" calcext:value-type="float">
            <text:p>0.0339770</text:p>
          </table:table-cell>
          <table:table-cell table:style-name="ce1" office:value-type="float" office:value="0.0340089797973633" calcext:value-type="float">
            <text:p>0.0340090</text:p>
          </table:table-cell>
          <table:table-cell table:style-name="ce1" office:value-type="float" office:value="0.0340020656585693" calcext:value-type="float">
            <text:p>0.0340021</text:p>
          </table:table-cell>
          <table:table-cell table:style-name="ce1" office:value-type="float" office:value="0.0340051651000977" calcext:value-type="float">
            <text:p>0.0340052</text:p>
          </table:table-cell>
          <table:table-cell table:style-name="ce1" office:value-type="float" office:value="0.0339820384979248" calcext:value-type="float">
            <text:p>0.033982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Wood block</text:p>
          </table:table-cell>
          <table:table-cell table:style-name="ce1" office:value-type="float" office:value="-0.1165" calcext:value-type="float">
            <text:p>-0.1165000</text:p>
          </table:table-cell>
          <table:table-cell table:style-name="ce1" office:value-type="float" office:value="-0.0731050968170166" calcext:value-type="float">
            <text:p>-0.0731051</text:p>
          </table:table-cell>
          <table:table-cell table:style-name="ce1" office:value-type="float" office:value="-0.1165" calcext:value-type="float">
            <text:p>-0.1165000</text:p>
          </table:table-cell>
          <table:table-cell table:style-name="ce1" office:value-type="float" office:value="-0.0706291198730469" calcext:value-type="float">
            <text:p>-0.0706291</text:p>
          </table:table-cell>
          <table:table-cell table:style-name="ce1" office:value-type="float" office:value="-0.100013971328735" calcext:value-type="float">
            <text:p>-0.1000140</text:p>
          </table:table-cell>
          <table:table-cell table:style-name="ce1" office:value-type="float" office:value="-0.099998950958252" calcext:value-type="float">
            <text:p>-0.0999990</text:p>
          </table:table-cell>
          <table:table-cell table:style-name="ce1" office:value-type="float" office:value="-0.10000205039978" calcext:value-type="float">
            <text:p>-0.1000021</text:p>
          </table:table-cell>
          <table:table-cell table:style-name="ce1" office:value-type="float" office:value="-0.0831348896026611" calcext:value-type="float">
            <text:p>-0.0831349</text:p>
          </table:table-cell>
          <table:table-cell table:style-name="ce1" office:value-type="float" office:value="-0.0533080101013184" calcext:value-type="float">
            <text:p>-0.0533080</text:p>
          </table:table-cell>
          <table:table-cell table:style-name="ce1" office:value-type="float" office:value="-0.0615971088409424" calcext:value-type="float">
            <text:p>-0.0615971</text:p>
          </table:table-cell>
          <table:table-cell table:style-name="ce1" office:value-type="float" office:value="-0.0921862125396729" calcext:value-type="float">
            <text:p>-0.0921862</text:p>
          </table:table-cell>
          <table:table-cell table:style-name="ce1" office:value-type="float" office:value="-0.049576997756958" calcext:value-type="float">
            <text:p>-0.0495770</text:p>
          </table:table-cell>
          <table:table-cell table:style-name="ce1" office:value-type="float" office:value="-0.0670180320739746" calcext:value-type="float">
            <text:p>-0.0670180</text:p>
          </table:table-cell>
          <table:table-cell table:style-name="ce1" office:value-type="float" office:value="-0.0999979972839356" calcext:value-type="float">
            <text:p>-0.0999980</text:p>
          </table:table-cell>
          <table:table-cell table:style-name="ce1" office:value-type="float" office:value="-0.100018978118896" calcext:value-type="float">
            <text:p>-0.1000190</text:p>
          </table:table-cell>
          <table:table-cell table:style-name="ce1" office:value-type="float" office:value="-0.0910310745239258" calcext:value-type="float">
            <text:p>-0.0910311</text:p>
          </table:table-cell>
          <table:table-cell table:style-name="ce1" office:value-type="float" office:value="-0.0999929904937744" calcext:value-type="float">
            <text:p>-0.0999930</text:p>
          </table:table-cell>
          <table:table-cell table:style-name="ce1" office:value-type="float" office:value="-0.0801200866699219" calcext:value-type="float">
            <text:p>-0.080120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imer</text:p>
          </table:table-cell>
          <table:table-cell office:value-type="float" office:value="-0.0666038990020752" calcext:value-type="float">
            <text:p>-0.066603899002075</text:p>
          </table:table-cell>
          <table:table-cell office:value-type="float" office:value="-0.0716598033905029" calcext:value-type="float">
            <text:p>-0.071659803390503</text:p>
          </table:table-cell>
          <table:table-cell office:value-type="float" office:value="-0.0808448791503906" calcext:value-type="float">
            <text:p>-0.080844879150391</text:p>
          </table:table-cell>
          <table:table-cell office:value-type="float" office:value="-0.0794219970703125" calcext:value-type="float">
            <text:p>-0.079421997070313</text:p>
          </table:table-cell>
          <table:table-cell office:value-type="float" office:value="-0.0979909896850586" calcext:value-type="float">
            <text:p>-0.097990989685059</text:p>
          </table:table-cell>
          <table:table-cell office:value-type="float" office:value="-0.098006010055542" calcext:value-type="float">
            <text:p>-0.098006010055542</text:p>
          </table:table-cell>
          <table:table-cell office:value-type="float" office:value="-0.0779299736022949" calcext:value-type="float">
            <text:p>-0.077929973602295</text:p>
          </table:table-cell>
          <table:table-cell office:value-type="float" office:value="-0.0980091094970703" calcext:value-type="float">
            <text:p>-0.09800910949707</text:p>
          </table:table-cell>
          <table:table-cell office:value-type="float" office:value="-0.078916072845459" calcext:value-type="float">
            <text:p>-0.078916072845459</text:p>
          </table:table-cell>
          <table:table-cell office:value-type="float" office:value="-0.0925071239471436" calcext:value-type="float">
            <text:p>-0.092507123947144</text:p>
          </table:table-cell>
          <table:table-cell office:value-type="float" office:value="-0.0529599189758301" calcext:value-type="float">
            <text:p>-0.05295991897583</text:p>
          </table:table-cell>
          <table:table-cell office:value-type="float" office:value="-0.0963168144226074" calcext:value-type="float">
            <text:p>-0.096316814422607</text:p>
          </table:table-cell>
          <table:table-cell office:value-type="float" office:value="-0.0611569881439209" calcext:value-type="float">
            <text:p>-0.061156988143921</text:p>
          </table:table-cell>
          <table:table-cell office:value-type="float" office:value="-0.0626151561737061" calcext:value-type="float">
            <text:p>-0.062615156173706</text:p>
          </table:table-cell>
          <table:table-cell office:value-type="float" office:value="-0.0922799110412598" calcext:value-type="float">
            <text:p>-0.09227991104126</text:p>
          </table:table-cell>
          <table:table-cell office:value-type="float" office:value="-0.045835018157959" calcext:value-type="float">
            <text:p>-0.045835018157959</text:p>
          </table:table-cell>
          <table:table-cell office:value-type="float" office:value="-0.0639190673828125" calcext:value-type="float">
            <text:p>-0.063919067382813</text:p>
          </table:table-cell>
          <table:table-cell office:value-type="float" office:value="-0.0678319931030273" calcext:value-type="float">
            <text:p>-0.06783199310302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mustard</text:p>
          </table:table-cell>
          <table:table-cell office:value-type="float" office:value="-0.0372891426086426" calcext:value-type="float">
            <text:p>-0.037289142608643</text:p>
          </table:table-cell>
          <table:table-cell table:number-columns-repeated="2" office:value-type="float" office:value="-0.0372989177703857" calcext:value-type="float">
            <text:p>-0.037298917770386</text:p>
          </table:table-cell>
          <table:table-cell office:value-type="float" office:value="-0.0373039245605469" calcext:value-type="float">
            <text:p>-0.037303924560547</text:p>
          </table:table-cell>
          <table:table-cell office:value-type="float" office:value="-0.0372979640960693" calcext:value-type="float">
            <text:p>-0.037297964096069</text:p>
          </table:table-cell>
          <table:table-cell office:value-type="float" office:value="-0.0372850894927979" calcext:value-type="float">
            <text:p>-0.037285089492798</text:p>
          </table:table-cell>
          <table:table-cell office:value-type="float" office:value="-0.0372960567474365" calcext:value-type="float">
            <text:p>-0.037296056747437</text:p>
          </table:table-cell>
          <table:table-cell office:value-type="float" office:value="-0.0372810363769531" calcext:value-type="float">
            <text:p>-0.037281036376953</text:p>
          </table:table-cell>
          <table:table-cell table:number-columns-repeated="2" office:value-type="float" office:value="-0.0372920036315918" calcext:value-type="float">
            <text:p>-0.037292003631592</text:p>
          </table:table-cell>
          <table:table-cell office:value-type="float" office:value="-0.0372891426086426" calcext:value-type="float">
            <text:p>-0.037289142608643</text:p>
          </table:table-cell>
          <table:table-cell office:value-type="float" office:value="-0.0372860431671143" calcext:value-type="float">
            <text:p>-0.037286043167114</text:p>
          </table:table-cell>
          <table:table-cell office:value-type="float" office:value="-0.037214994430542" calcext:value-type="float">
            <text:p>-0.037214994430542</text:p>
          </table:table-cell>
          <table:table-cell office:value-type="float" office:value="-0.0373029708862305" calcext:value-type="float">
            <text:p>-0.037302970886231</text:p>
          </table:table-cell>
          <table:table-cell office:value-type="float" office:value="-0.0373001098632813" calcext:value-type="float">
            <text:p>-0.037300109863281</text:p>
          </table:table-cell>
          <table:table-cell office:value-type="float" office:value="-0.0371060371398926" calcext:value-type="float">
            <text:p>-0.037106037139893</text:p>
          </table:table-cell>
          <table:table-cell office:value-type="float" office:value="-0.0372979640960693" calcext:value-type="float">
            <text:p>-0.037297964096069</text:p>
          </table:table-cell>
          <table:table-cell office:value-type="float" office:value="-0.0449810028076172" calcext:value-type="float">
            <text:p>-0.04498100280761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cracker box</text:p>
          </table:table-cell>
          <table:table-cell office:value-type="float" office:value="-0.0400269031524658" calcext:value-type="float">
            <text:p>-0.040026903152466</text:p>
          </table:table-cell>
          <table:table-cell office:value-type="float" office:value="-0.025731086730957" calcext:value-type="float">
            <text:p>-0.025731086730957</text:p>
          </table:table-cell>
          <table:table-cell office:value-type="float" office:value="-0.0579988956451416" calcext:value-type="float">
            <text:p>-0.057998895645142</text:p>
          </table:table-cell>
          <table:table-cell office:value-type="float" office:value="-0.0579907894134522" calcext:value-type="float">
            <text:p>-0.057990789413452</text:p>
          </table:table-cell>
          <table:table-cell office:value-type="float" office:value="-0.0510299205780029" calcext:value-type="float">
            <text:p>-0.051029920578003</text:p>
          </table:table-cell>
          <table:table-cell office:value-type="float" office:value="-0.0579979419708252" calcext:value-type="float">
            <text:p>-0.057997941970825</text:p>
          </table:table-cell>
          <table:table-cell office:value-type="float" office:value="-0.0478579998016357" calcext:value-type="float">
            <text:p>-0.047857999801636</text:p>
          </table:table-cell>
          <table:table-cell office:value-type="float" office:value="-0.0619919300079346" calcext:value-type="float">
            <text:p>-0.061991930007935</text:p>
          </table:table-cell>
          <table:table-cell office:value-type="float" office:value="-0.0619988441467285" calcext:value-type="float">
            <text:p>-0.061998844146729</text:p>
          </table:table-cell>
          <table:table-cell office:value-type="float" office:value="-0.0620009899139404" calcext:value-type="float">
            <text:p>-0.06200098991394</text:p>
          </table:table-cell>
          <table:table-cell office:value-type="float" office:value="-0.0619990825653076" calcext:value-type="float">
            <text:p>-0.061999082565308</text:p>
          </table:table-cell>
          <table:table-cell office:value-type="float" office:value="-0.0573639869689941" calcext:value-type="float">
            <text:p>-0.057363986968994</text:p>
          </table:table-cell>
          <table:table-cell office:value-type="float" office:value="-0.0628981590270996" calcext:value-type="float">
            <text:p>-0.0628981590271</text:p>
          </table:table-cell>
          <table:table-cell office:value-type="float" office:value="-0.062885046005249" calcext:value-type="float">
            <text:p>-0.062885046005249</text:p>
          </table:table-cell>
          <table:table-cell office:value-type="float" office:value="-0.0520429611206055" calcext:value-type="float">
            <text:p>-0.052042961120606</text:p>
          </table:table-cell>
          <table:table-cell office:value-type="float" office:value="-0.0699920654296875" calcext:value-type="float">
            <text:p>-0.069992065429688</text:p>
          </table:table-cell>
          <table:table-cell office:value-type="float" office:value="-0.0995109081268311" calcext:value-type="float">
            <text:p>-0.099510908126831</text:p>
          </table:table-cell>
          <table:table-cell office:value-type="float" office:value="-0.069998025894165" calcext:value-type="float">
            <text:p>-0.06999802589416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ugar_box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250000953674316" calcext:value-type="float">
            <text:p>-0.025000095367432</text:p>
          </table:table-cell>
          <table:table-cell office:value-type="float" office:value="-0.0249991416931152" calcext:value-type="float">
            <text:p>-0.024999141693115</text:p>
          </table:table-cell>
          <table:table-cell office:value-type="float" office:value="-0.0250201225280762" calcext:value-type="float">
            <text:p>-0.025020122528076</text:p>
          </table:table-cell>
          <table:table-cell office:value-type="float" office:value="-0.0179920196533203" calcext:value-type="float">
            <text:p>-0.01799201965332</text:p>
          </table:table-cell>
          <table:table-cell office:value-type="float" office:value="-0.0499968528747559" calcext:value-type="float">
            <text:p>-0.049996852874756</text:p>
          </table:table-cell>
          <table:table-cell office:value-type="float" office:value="-0.0250029563903809" calcext:value-type="float">
            <text:p>-0.02500295639038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rill</text:p>
          </table:table-cell>
          <table:table-cell office:value-type="float" office:value="0.0653750896453857" calcext:value-type="float">
            <text:p>0.065375089645386</text:p>
          </table:table-cell>
          <table:table-cell office:value-type="float" office:value="0.0654189586639404" calcext:value-type="float">
            <text:p>0.06541895866394</text:p>
          </table:table-cell>
          <table:table-cell office:value-type="float" office:value="0.0653841495513916" calcext:value-type="float">
            <text:p>0.065384149551392</text:p>
          </table:table-cell>
          <table:table-cell office:value-type="float" office:value="0.0653738975524902" calcext:value-type="float">
            <text:p>0.06537389755249</text:p>
          </table:table-cell>
          <table:table-cell office:value-type="float" office:value="0.0654070377349854" calcext:value-type="float">
            <text:p>0.065407037734985</text:p>
          </table:table-cell>
          <table:table-cell office:value-type="float" office:value="0.0654029846191406" calcext:value-type="float">
            <text:p>0.065402984619141</text:p>
          </table:table-cell>
          <table:table-cell office:value-type="float" office:value="0.0654230117797852" calcext:value-type="float">
            <text:p>0.065423011779785</text:p>
          </table:table-cell>
          <table:table-cell office:value-type="float" office:value="0.065403938293457" calcext:value-type="float">
            <text:p>0.065403938293457</text:p>
          </table:table-cell>
          <table:table-cell office:value-type="float" office:value="0.0653960704803467" calcext:value-type="float">
            <text:p>0.065396070480347</text:p>
          </table:table-cell>
          <table:table-cell office:value-type="float" office:value="0.0651631355285645" calcext:value-type="float">
            <text:p>0.065163135528565</text:p>
          </table:table-cell>
          <table:table-cell office:value-type="float" office:value="0.0653989315032959" calcext:value-type="float">
            <text:p>0.065398931503296</text:p>
          </table:table-cell>
          <table:table-cell office:value-type="float" office:value="0.0654010772705078" calcext:value-type="float">
            <text:p>0.065401077270508</text:p>
          </table:table-cell>
          <table:table-cell office:value-type="float" office:value="0.0654189586639404" calcext:value-type="float">
            <text:p>0.06541895866394</text:p>
          </table:table-cell>
          <table:table-cell office:value-type="float" office:value="0.0654020309448242" calcext:value-type="float">
            <text:p>0.065402030944824</text:p>
          </table:table-cell>
          <table:table-cell office:value-type="float" office:value="0.0654149055480957" calcext:value-type="float">
            <text:p>0.065414905548096</text:p>
          </table:table-cell>
          <table:table-cell office:value-type="float" office:value="0.065399169921875" calcext:value-type="float">
            <text:p>0.065399169921875</text:p>
          </table:table-cell>
          <table:table-cell office:value-type="float" office:value="0.0653970241546631" calcext:value-type="float">
            <text:p>0.065397024154663</text:p>
          </table:table-cell>
          <table:table-cell office:value-type="float" office:value="0.0653879642486572" calcext:value-type="float">
            <text:p>0.06538796424865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five_obj</text:p>
          </table:table-cell>
          <table:table-cell office:value-type="float" office:value="0.0264952182769775" calcext:value-type="float">
            <text:p>0.026495218276978</text:p>
          </table:table-cell>
          <table:table-cell office:value-type="float" office:value="0.026494026184082" calcext:value-type="float">
            <text:p>0.026494026184082</text:p>
          </table:table-cell>
          <table:table-cell table:number-columns-repeated="2" office:value-type="float" office:value="0.0264999866485596" calcext:value-type="float">
            <text:p>0.02649998664856</text:p>
          </table:table-cell>
          <table:table-cell office:value-type="float" office:value="0.0265049934387207" calcext:value-type="float">
            <text:p>0.026504993438721</text:p>
          </table:table-cell>
          <table:table-cell office:value-type="float" office:value="0.0264980792999268" calcext:value-type="float">
            <text:p>0.026498079299927</text:p>
          </table:table-cell>
          <table:table-cell office:value-type="float" office:value="0.0265030860900879" calcext:value-type="float">
            <text:p>0.026503086090088</text:p>
          </table:table-cell>
          <table:table-cell office:value-type="float" office:value="0.0264978408813477" calcext:value-type="float">
            <text:p>0.0264978408813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64999866485596" calcext:value-type="float">
            <text:p>0.02649998664856</text:p>
          </table:table-cell>
          <table:table-cell office:value-type="float" office:value="0.0264959335327148" calcext:value-type="float">
            <text:p>0.026495933532715</text:p>
          </table:table-cell>
          <table:table-cell office:value-type="float" office:value="0.00999808311462402" calcext:value-type="float">
            <text:p>0.009998083114624</text:p>
          </table:table-cell>
          <table:table-cell office:value-type="float" office:value="0.026500940322876" calcext:value-type="float">
            <text:p>0.026500940322876</text:p>
          </table:table-cell>
          <table:table-cell office:value-type="float" office:value="0" calcext:value-type="float">
            <text:p>0</text:p>
          </table:table-cell>
          <table:table-cell office:value-type="float" office:value="0.0150010585784912" calcext:value-type="float">
            <text:p>0.015001058578491</text:p>
          </table:table-cell>
          <table:table-cell office:value-type="float" office:value="-0.0155050754547119" calcext:value-type="float">
            <text:p>-0.015505075454712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five_obj_clut</text:p>
          </table:table-cell>
          <table:table-cell office:value-type="float" office:value="0.0351316928863525" calcext:value-type="float">
            <text:p>0.035131692886353</text:p>
          </table:table-cell>
          <table:table-cell office:value-type="float" office:value="0.0161030292510986" calcext:value-type="float">
            <text:p>0.016103029251099</text:p>
          </table:table-cell>
          <table:table-cell office:value-type="float" office:value="0.016110897064209" calcext:value-type="float">
            <text:p>0.016110897064209</text:p>
          </table:table-cell>
          <table:table-cell office:value-type="float" office:value="0.0160958766937256" calcext:value-type="float">
            <text:p>0.016095876693726</text:p>
          </table:table-cell>
          <table:table-cell office:value-type="float" office:value="0.0161058902740479" calcext:value-type="float">
            <text:p>0.016105890274048</text:p>
          </table:table-cell>
          <table:table-cell office:value-type="float" office:value="0.0160980224609375" calcext:value-type="float">
            <text:p>0.016098022460938</text:p>
          </table:table-cell>
          <table:table-cell office:value-type="float" office:value="0.0399951934814453" calcext:value-type="float">
            <text:p>0.039995193481445</text:p>
          </table:table-cell>
          <table:table-cell office:value-type="float" office:value="0.0161008834838867" calcext:value-type="float">
            <text:p>0.016100883483887</text:p>
          </table:table-cell>
          <table:table-cell office:value-type="float" office:value="0.0132009983062744" calcext:value-type="float">
            <text:p>0.013200998306274</text:p>
          </table:table-cell>
          <table:table-cell office:value-type="float" office:value="0.0161027908325195" calcext:value-type="float">
            <text:p>0.01610279083252</text:p>
          </table:table-cell>
          <table:table-cell office:value-type="float" office:value="0.0160949230194092" calcext:value-type="float">
            <text:p>0.016094923019409</text:p>
          </table:table-cell>
          <table:table-cell office:value-type="float" office:value="0.0161092281341553" calcext:value-type="float">
            <text:p>0.016109228134155</text:p>
          </table:table-cell>
          <table:table-cell office:value-type="float" office:value="0.0131978988647461" calcext:value-type="float">
            <text:p>0.013197898864746</text:p>
          </table:table-cell>
          <table:table-cell office:value-type="float" office:value="0.0160989761352539" calcext:value-type="float">
            <text:p>0.016098976135254</text:p>
          </table:table-cell>
          <table:table-cell office:value-type="float" office:value="0.0160858631134033" calcext:value-type="float">
            <text:p>0.016085863113403</text:p>
          </table:table-cell>
          <table:table-cell office:value-type="float" office:value="0.01609206199646" calcext:value-type="float">
            <text:p>0.01609206199646</text:p>
          </table:table-cell>
          <table:table-cell office:value-type="float" office:value="0.0160989761352539" calcext:value-type="float">
            <text:p>0.016098976135254</text:p>
          </table:table-cell>
          <table:table-cell office:value-type="float" office:value="0.0161111354827881" calcext:value-type="float">
            <text:p>0.01611113548278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mmer</text:p>
          </table:table-cell>
          <table:table-cell office:value-type="float" office:value="0.0569701194763184" calcext:value-type="float">
            <text:p>0.056970119476318</text:p>
          </table:table-cell>
          <table:table-cell office:value-type="float" office:value="0.0570058822631836" calcext:value-type="float">
            <text:p>0.057005882263184</text:p>
          </table:table-cell>
          <table:table-cell office:value-type="float" office:value="0.0569729804992676" calcext:value-type="float">
            <text:p>0.056972980499268</text:p>
          </table:table-cell>
          <table:table-cell office:value-type="float" office:value="0.0570080280303955" calcext:value-type="float">
            <text:p>0.057008028030396</text:p>
          </table:table-cell>
          <table:table-cell office:value-type="float" office:value="0.0569980144500732" calcext:value-type="float">
            <text:p>0.056998014450073</text:p>
          </table:table-cell>
          <table:table-cell office:value-type="float" office:value="0.0569970607757568" calcext:value-type="float">
            <text:p>0.056997060775757</text:p>
          </table:table-cell>
          <table:table-cell office:value-type="float" office:value="0.0570049285888672" calcext:value-type="float">
            <text:p>0.057004928588867</text:p>
          </table:table-cell>
          <table:table-cell office:value-type="float" office:value="0.0570030212402344" calcext:value-type="float">
            <text:p>0.057003021240234</text:p>
          </table:table-cell>
          <table:table-cell office:value-type="float" office:value="0.0569949150085449" calcext:value-type="float">
            <text:p>0.056994915008545</text:p>
          </table:table-cell>
          <table:table-cell office:value-type="float" office:value="0.0569920539855957" calcext:value-type="float">
            <text:p>0.056992053985596</text:p>
          </table:table-cell>
          <table:table-cell office:value-type="float" office:value="0.0569870471954346" calcext:value-type="float">
            <text:p>0.056987047195435</text:p>
          </table:table-cell>
          <table:table-cell office:value-type="float" office:value="0.0569989681243897" calcext:value-type="float">
            <text:p>0.05699896812439</text:p>
          </table:table-cell>
          <table:table-cell office:value-type="float" office:value="0.0450510978698731" calcext:value-type="float">
            <text:p>0.045051097869873</text:p>
          </table:table-cell>
          <table:table-cell office:value-type="float" office:value="0.0570030212402344" calcext:value-type="float">
            <text:p>0.057003021240234</text:p>
          </table:table-cell>
          <table:table-cell office:value-type="float" office:value="0.00999593734741211" calcext:value-type="float">
            <text:p>0.009995937347412</text:p>
          </table:table-cell>
          <table:table-cell table:number-columns-repeated="2" office:value-type="float" office:value="0.057002067565918" calcext:value-type="float">
            <text:p>0.057002067565918</text:p>
          </table:table-cell>
          <table:table-cell office:value-type="float" office:value="-0.0250070095062256" calcext:value-type="float">
            <text:p>-0.02500700950622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nine hole peg</text:p>
          </table:table-cell>
          <table:table-cell office:value-type="float" office:value="-0.0799989700317383" calcext:value-type="float">
            <text:p>-0.079998970031738</text:p>
          </table:table-cell>
          <table:table-cell office:value-type="float" office:value="-0.0494310855865479" calcext:value-type="float">
            <text:p>-0.049431085586548</text:p>
          </table:table-cell>
          <table:table-cell office:value-type="float" office:value="-0.0800290107727051" calcext:value-type="float">
            <text:p>-0.080029010772705</text:p>
          </table:table-cell>
          <table:table-cell office:value-type="float" office:value="-0.0799968242645264" calcext:value-type="float">
            <text:p>-0.079996824264526</text:p>
          </table:table-cell>
          <table:table-cell office:value-type="float" office:value="-0.0799989700317383" calcext:value-type="float">
            <text:p>-0.079998970031738</text:p>
          </table:table-cell>
          <table:table-cell office:value-type="float" office:value="-0.0799930095672607" calcext:value-type="float">
            <text:p>-0.079993009567261</text:p>
          </table:table-cell>
          <table:table-cell office:value-type="float" office:value="-0.0800249576568604" calcext:value-type="float">
            <text:p>-0.08002495765686</text:p>
          </table:table-cell>
          <table:table-cell office:value-type="float" office:value="-0.0799939632415772" calcext:value-type="float">
            <text:p>-0.079993963241577</text:p>
          </table:table-cell>
          <table:table-cell office:value-type="float" office:value="-0.0800068378448486" calcext:value-type="float">
            <text:p>-0.080006837844849</text:p>
          </table:table-cell>
          <table:table-cell office:value-type="float" office:value="-0.0630850791931152" calcext:value-type="float">
            <text:p>-0.063085079193115</text:p>
          </table:table-cell>
          <table:table-cell office:value-type="float" office:value="-0.0799810886383057" calcext:value-type="float">
            <text:p>-0.079981088638306</text:p>
          </table:table-cell>
          <table:table-cell office:value-type="float" office:value="-0.0625319480895996" calcext:value-type="float">
            <text:p>-0.0625319480896</text:p>
          </table:table-cell>
          <table:table-cell office:value-type="float" office:value="-0.0580019950866699" calcext:value-type="float">
            <text:p>-0.05800199508667</text:p>
          </table:table-cell>
          <table:table-cell office:value-type="float" office:value="-0.0497510433197022" calcext:value-type="float">
            <text:p>-0.049751043319702</text:p>
          </table:table-cell>
          <table:table-cell office:value-type="float" office:value="-0.07999587059021" calcext:value-type="float">
            <text:p>-0.07999587059021</text:p>
          </table:table-cell>
          <table:table-cell office:value-type="float" office:value="-0.0579969882965088" calcext:value-type="float">
            <text:p>-0.057996988296509</text:p>
          </table:table-cell>
          <table:table-cell office:value-type="float" office:value="-0.0700011253356934" calcext:value-type="float">
            <text:p>-0.070001125335693</text:p>
          </table:table-cell>
          <table:table-cell office:value-type="float" office:value="-0.0699989795684815" calcext:value-type="float">
            <text:p>-0.06999897956848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rubik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cissors</text:p>
          </table:table-cell>
          <table:table-cell office:value-type="float" office:value="-0.0135259628295898" calcext:value-type="float">
            <text:p>-0.01352596282959</text:p>
          </table:table-cell>
          <table:table-cell office:value-type="float" office:value="-0.0134902000427246" calcext:value-type="float">
            <text:p>-0.013490200042725</text:p>
          </table:table-cell>
          <table:table-cell office:value-type="float" office:value="-0.0134871006011963" calcext:value-type="float">
            <text:p>-0.013487100601196</text:p>
          </table:table-cell>
          <table:table-cell office:value-type="float" office:value="-0.0135068893432617" calcext:value-type="float">
            <text:p>-0.013506889343262</text:p>
          </table:table-cell>
          <table:table-cell office:value-type="float" office:value="-0.0134961605072021" calcext:value-type="float">
            <text:p>-0.013496160507202</text:p>
          </table:table-cell>
          <table:table-cell office:value-type="float" office:value="-0.0134739875793457" calcext:value-type="float">
            <text:p>-0.013473987579346</text:p>
          </table:table-cell>
          <table:table-cell office:value-type="float" office:value="-0.0135009288787842" calcext:value-type="float">
            <text:p>-0.013500928878784</text:p>
          </table:table-cell>
          <table:table-cell office:value-type="float" office:value="-0.013516902923584" calcext:value-type="float">
            <text:p>-0.013516902923584</text:p>
          </table:table-cell>
          <table:table-cell office:value-type="float" office:value="-0.0470030307769775" calcext:value-type="float">
            <text:p>-0.047003030776978</text:p>
          </table:table-cell>
          <table:table-cell office:value-type="float" office:value="0.00733590126037598" calcext:value-type="float">
            <text:p>0.007335901260376</text:p>
          </table:table-cell>
          <table:table-cell office:value-type="float" office:value="-0.0134999752044678" calcext:value-type="float">
            <text:p>-0.013499975204468</text:p>
          </table:table-cell>
          <table:table-cell office:value-type="float" office:value="-0.0134820938110352" calcext:value-type="float">
            <text:p>-0.013482093811035</text:p>
          </table:table-cell>
          <table:table-cell office:value-type="float" office:value="-0.0135078430175781" calcext:value-type="float">
            <text:p>-0.013507843017578</text:p>
          </table:table-cell>
          <table:table-cell office:value-type="float" office:value="-0.0134940147399902" calcext:value-type="float">
            <text:p>-0.01349401473999</text:p>
          </table:table-cell>
          <table:table-cell office:value-type="float" office:value="-0.0134820938110352" calcext:value-type="float">
            <text:p>-0.013482093811035</text:p>
          </table:table-cell>
          <table:table-cell office:value-type="float" office:value="-0.0135390758514404" calcext:value-type="float">
            <text:p>-0.01353907585144</text:p>
          </table:table-cell>
          <table:table-cell office:value-type="float" office:value="-0.0135059356689453" calcext:value-type="float">
            <text:p>-0.013505935668945</text:p>
          </table:table-cell>
          <table:table-cell office:value-type="float" office:value="-0.0134890079498291" calcext:value-type="float">
            <text:p>-0.01348900794982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otted meat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0230019092559814" calcext:value-type="float">
            <text:p>-0.023001909255981</text:p>
          </table:table-cell>
          <table:table-cell office:value-type="float" office:value="0.0179848670959473" calcext:value-type="float">
            <text:p>0.017984867095947</text:p>
          </table:table-cell>
          <table:table-cell office:value-type="float" office:value="0" calcext:value-type="float">
            <text:p>0</text:p>
          </table:table-cell>
          <table:table-cell office:value-type="float" office:value="-0.0229971408843994" calcext:value-type="float">
            <text:p>-0.02299714088439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hree_obj</text:p>
          </table:table-cell>
          <table:table-cell office:value-type="float" office:value="-0.0105099678039551" calcext:value-type="float">
            <text:p>-0.010509967803955</text:p>
          </table:table-cell>
          <table:table-cell office:value-type="float" office:value="-0.0104999542236328" calcext:value-type="float">
            <text:p>-0.010499954223633</text:p>
          </table:table-cell>
          <table:table-cell office:value-type="float" office:value="-0.010490894317627" calcext:value-type="float">
            <text:p>-0.010490894317627</text:p>
          </table:table-cell>
          <table:table-cell office:value-type="float" office:value="-0.010498046875" calcext:value-type="float">
            <text:p>-0.010498046875</text:p>
          </table:table-cell>
          <table:table-cell office:value-type="float" office:value="-0.0104959011077881" calcext:value-type="float">
            <text:p>-0.010495901107788</text:p>
          </table:table-cell>
          <table:table-cell office:value-type="float" office:value="-0.010505199432373" calcext:value-type="float">
            <text:p>-0.010505199432373</text:p>
          </table:table-cell>
          <table:table-cell office:value-type="float" office:value="-0.0105009078979492" calcext:value-type="float">
            <text:p>-0.010500907897949</text:p>
          </table:table-cell>
          <table:table-cell office:value-type="float" office:value="-0.0104970932006836" calcext:value-type="float">
            <text:p>-0.010497093200684</text:p>
          </table:table-cell>
          <table:table-cell office:value-type="float" office:value="-0.0104951858520508" calcext:value-type="float">
            <text:p>-0.010495185852051</text:p>
          </table:table-cell>
          <table:table-cell office:value-type="float" office:value="-0.0104780197143555" calcext:value-type="float">
            <text:p>-0.010478019714356</text:p>
          </table:table-cell>
          <table:table-cell office:value-type="float" office:value="-0.0104949474334717" calcext:value-type="float">
            <text:p>-0.010494947433472</text:p>
          </table:table-cell>
          <table:table-cell office:value-type="float" office:value="-0.0104990005493164" calcext:value-type="float">
            <text:p>-0.010499000549316</text:p>
          </table:table-cell>
          <table:table-cell office:value-type="float" office:value="-0.0105009078979492" calcext:value-type="float">
            <text:p>-0.010500907897949</text:p>
          </table:table-cell>
          <table:table-cell table:number-columns-repeated="2" office:value-type="float" office:value="-0.0104999542236328" calcext:value-type="float">
            <text:p>-0.010499954223633</text:p>
          </table:table-cell>
          <table:table-cell office:value-type="float" office:value="-0.010498046875" calcext:value-type="float">
            <text:p>-0.010498046875</text:p>
          </table:table-cell>
          <table:table-cell office:value-type="float" office:value="-0.0104939937591553" calcext:value-type="float">
            <text:p>-0.010493993759155</text:p>
          </table:table-cell>
          <table:table-cell office:value-type="float" office:value="-0.0105049610137939" calcext:value-type="float">
            <text:p>-0.01050496101379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hree_obj_clut</text:p>
          </table:table-cell>
          <table:table-cell office:value-type="float" office:value="0.0349271297454834" calcext:value-type="float">
            <text:p>0.034927129745483</text:p>
          </table:table-cell>
          <table:table-cell office:value-type="float" office:value="0.0348930358886719" calcext:value-type="float">
            <text:p>0.034893035888672</text:p>
          </table:table-cell>
          <table:table-cell office:value-type="float" office:value="0.0348911285400391" calcext:value-type="float">
            <text:p>0.034891128540039</text:p>
          </table:table-cell>
          <table:table-cell office:value-type="float" office:value="0.034898042678833" calcext:value-type="float">
            <text:p>0.034898042678833</text:p>
          </table:table-cell>
          <table:table-cell office:value-type="float" office:value="0.0348949432373047" calcext:value-type="float">
            <text:p>0.034894943237305</text:p>
          </table:table-cell>
          <table:table-cell office:value-type="float" office:value="0.0348968505859375" calcext:value-type="float">
            <text:p>0.034896850585938</text:p>
          </table:table-cell>
          <table:table-cell office:value-type="float" office:value="0.0349030494689941" calcext:value-type="float">
            <text:p>0.034903049468994</text:p>
          </table:table-cell>
          <table:table-cell office:value-type="float" office:value="0.0348999500274658" calcext:value-type="float">
            <text:p>0.034899950027466</text:p>
          </table:table-cell>
          <table:table-cell office:value-type="float" office:value="0.0349020957946777" calcext:value-type="float">
            <text:p>0.034902095794678</text:p>
          </table:table-cell>
          <table:table-cell office:value-type="float" office:value="0.0349071025848389" calcext:value-type="float">
            <text:p>0.034907102584839</text:p>
          </table:table-cell>
          <table:table-cell office:value-type="float" office:value="0.0349011421203613" calcext:value-type="float">
            <text:p>0.034901142120361</text:p>
          </table:table-cell>
          <table:table-cell office:value-type="float" office:value="0.0349030494689941" calcext:value-type="float">
            <text:p>0.034903049468994</text:p>
          </table:table-cell>
          <table:table-cell office:value-type="float" office:value="0.0300068855285645" calcext:value-type="float">
            <text:p>0.030006885528565</text:p>
          </table:table-cell>
          <table:table-cell office:value-type="float" office:value="0.0349078178405762" calcext:value-type="float">
            <text:p>0.034907817840576</text:p>
          </table:table-cell>
          <table:table-cell office:value-type="float" office:value="0.0348989963531494" calcext:value-type="float">
            <text:p>0.034898996353149</text:p>
          </table:table-cell>
          <table:table-cell office:value-type="float" office:value="0.0349228382110596" calcext:value-type="float">
            <text:p>0.03492283821106</text:p>
          </table:table-cell>
          <table:table-cell office:value-type="float" office:value="0.034898042678833" calcext:value-type="float">
            <text:p>0.034898042678833</text:p>
          </table:table-cell>
          <table:table-cell office:value-type="float" office:value="0.0349071025848389" calcext:value-type="float">
            <text:p>0.03490710258483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wrench</text:p>
          </table:table-cell>
          <table:table-cell office:value-type="float" office:value="-0.0200278759002686" calcext:value-type="float">
            <text:p>-0.020027875900269</text:p>
          </table:table-cell>
          <table:table-cell office:value-type="float" office:value="-0.0199978351593018" calcext:value-type="float">
            <text:p>-0.019997835159302</text:p>
          </table:table-cell>
          <table:table-cell office:value-type="float" office:value="-0.0200090408325195" calcext:value-type="float">
            <text:p>-0.02000904083252</text:p>
          </table:table-cell>
          <table:table-cell office:value-type="float" office:value="-0.0200021266937256" calcext:value-type="float">
            <text:p>-0.020002126693726</text:p>
          </table:table-cell>
          <table:table-cell office:value-type="float" office:value="-0.0199909210205078" calcext:value-type="float">
            <text:p>-0.019990921020508</text:p>
          </table:table-cell>
          <table:table-cell office:value-type="float" office:value="-0.0199980735778809" calcext:value-type="float">
            <text:p>-0.019998073577881</text:p>
          </table:table-cell>
          <table:table-cell office:value-type="float" office:value="-0.0199871063232422" calcext:value-type="float">
            <text:p>-0.019987106323242</text:p>
          </table:table-cell>
          <table:table-cell office:value-type="float" office:value="-0.020003080368042" calcext:value-type="float">
            <text:p>-0.020003080368042</text:p>
          </table:table-cell>
          <table:table-cell office:value-type="float" office:value="-0.0199930667877197" calcext:value-type="float">
            <text:p>-0.01999306678772</text:p>
          </table:table-cell>
          <table:table-cell office:value-type="float" office:value="-0.0200049877166748" calcext:value-type="float">
            <text:p>-0.020004987716675</text:p>
          </table:table-cell>
          <table:table-cell office:value-type="float" office:value="-0.0199911594390869" calcext:value-type="float">
            <text:p>-0.019991159439087</text:p>
          </table:table-cell>
          <table:table-cell office:value-type="float" office:value="-0.0199949741363525" calcext:value-type="float">
            <text:p>-0.019994974136353</text:p>
          </table:table-cell>
          <table:table-cell office:value-type="float" office:value="-0.0200240612030029" calcext:value-type="float">
            <text:p>-0.020024061203003</text:p>
          </table:table-cell>
          <table:table-cell office:value-type="float" office:value="-0.019996166229248" calcext:value-type="float">
            <text:p>-0.019996166229248</text:p>
          </table:table-cell>
          <table:table-cell office:value-type="float" office:value="-0.0200049877166748" calcext:value-type="float">
            <text:p>-0.020004987716675</text:p>
          </table:table-cell>
          <table:table-cell office:value-type="float" office:value="-0.0199971199035645" calcext:value-type="float">
            <text:p>-0.019997119903565</text:p>
          </table:table-cell>
          <table:table-cell office:value-type="float" office:value="-0.0199990272521973" calcext:value-type="float">
            <text:p>-0.019999027252197</text:p>
          </table:table-cell>
          <table:table-cell office:value-type="float" office:value="-0.0200049877166748" calcext:value-type="float">
            <text:p>-0.020004987716675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r_01_gl</text:p>
          </table:table-cell>
          <table:table-cell office:value-type="string" calcext:value-type="string">
            <text:p>r_01_ll</text:p>
          </table:table-cell>
          <table:table-cell office:value-type="string" calcext:value-type="string">
            <text:p>R_01_ml</text:p>
          </table:table-cell>
          <table:table-cell office:value-type="string" calcext:value-type="string">
            <text:p>R_05_gl</text:p>
          </table:table-cell>
          <table:table-cell office:value-type="string" calcext:value-type="string">
            <text:p>R_05_ll</text:p>
          </table:table-cell>
          <table:table-cell office:value-type="string" calcext:value-type="string">
            <text:p>R_05_ml</text:p>
          </table:table-cell>
          <table:table-cell office:value-type="string" calcext:value-type="string">
            <text:p>R_10_gl</text:p>
          </table:table-cell>
          <table:table-cell office:value-type="string" calcext:value-type="string">
            <text:p>R_10_ll</text:p>
          </table:table-cell>
          <table:table-cell office:value-type="string" calcext:value-type="string">
            <text:p>R_10_ml</text:p>
          </table:table-cell>
          <table:table-cell office:value-type="string" calcext:value-type="string">
            <text:p>t_01_gl</text:p>
          </table:table-cell>
          <table:table-cell office:value-type="string" calcext:value-type="string">
            <text:p>t_01_ll</text:p>
          </table:table-cell>
          <table:table-cell office:value-type="string" calcext:value-type="string">
            <text:p>t_01_ml</text:p>
          </table:table-cell>
          <table:table-cell office:value-type="string" calcext:value-type="string">
            <text:p>t_05_gl</text:p>
          </table:table-cell>
          <table:table-cell office:value-type="string" calcext:value-type="string">
            <text:p>t_05_ll</text:p>
          </table:table-cell>
          <table:table-cell office:value-type="string" calcext:value-type="string">
            <text:p>t_05_ml</text:p>
          </table:table-cell>
          <table:table-cell office:value-type="string" calcext:value-type="string">
            <text:p>t_10_gl</text:p>
          </table:table-cell>
          <table:table-cell office:value-type="string" calcext:value-type="string">
            <text:p>t_10_ll</text:p>
          </table:table-cell>
          <table:table-cell office:value-type="string" calcext:value-type="string">
            <text:p>T_10_ml</text:p>
          </table:table-cell>
          <table:table-cell table:number-columns-repeated="45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7" loext:min-decimal-places="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1:34:35.970585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sama Abdul Hay</meta:initial-creator>
    <meta:creation-date>2024-07-12T06:58:19</meta:creation-date>
    <dc:date>2025-04-08T11:35:09.416550245</dc:date>
    <meta:generator>LibreOffice/6.4.7.2$Linux_X86_64 LibreOffice_project/40$Build-2</meta:generator>
    <meta:editing-duration>PT3H2M59S</meta:editing-duration>
    <meta:editing-cycles>2</meta:editing-cycles>
    <meta:document-statistic meta:table-count="1" meta:cell-count="35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